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0.719cm" fo:min-width="2.595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1.469cm" fo:min-width="2.235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opacity="50%" draw:opacity-name="" draw:textarea-horizontal-align="justify" draw:textarea-vertical-align="middle" draw:auto-grow-height="false" fo:min-height="1.699cm" fo:min-width="2.846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opacity="50%" draw:opacity-name="" draw:textarea-horizontal-align="justify" draw:textarea-vertical-align="middle" draw:auto-grow-height="false" fo:min-height="1.929cm" fo:min-width="2.695cm"/>
    </style:style>
    <style:style style:name="gr10" style:family="graphic" style:parent-style-name="standard">
      <style:graphic-properties draw:opacity="50%" draw:opacity-name="" draw:textarea-horizontal-align="justify" draw:textarea-vertical-align="middle" draw:auto-grow-height="false" fo:min-height="1.584cm" fo:min-width="2.73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opacity="50%" draw:opacity-name="" draw:textarea-horizontal-align="justify" draw:textarea-vertical-align="middle" draw:auto-grow-height="false" fo:min-height="1.699cm" fo:min-width="3.354cm"/>
    </style:style>
    <style:style style:name="gr13" style:family="graphic" style:parent-style-name="standard">
      <style:graphic-properties draw:opacity="50%" draw:opacity-name="" draw:textarea-horizontal-align="justify" draw:textarea-vertical-align="middle" draw:auto-grow-height="false" fo:min-height="2.96cm" fo:min-width="3.218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1.303cm" svg:x="8.874cm" svg:y="5.191cm">
          <text:p text:style-name="P1">STM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1.905cm" svg:x="9.128cm" svg:y="1.381cm">
          <text:p text:style-name="P1">LT8900<text:line-break/>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525cm" svg:y1="3.286cm" svg:x2="10.525cm" svg:y2="5.191cm">
          <text:p/>
        </draw:line>
        <draw:frame draw:style-name="gr4" draw:text-style-name="P4" draw:layer="layout" svg:width="2.921cm" svg:height="2.031cm" svg:x="11.541cm" svg:y="3.16cm">
          <draw:text-box>
            <text:p text:style-name="P3"><text:span text:style-name="T1">SPI1:</text:span></text:p>
            <text:p text:style-name="P3"><text:span text:style-name="T1">PA7-MOSI</text:span></text:p>
            <text:p text:style-name="P3"><text:span text:style-name="T1">PA6-MISO</text:span></text:p>
            <text:p text:style-name="P3"><text:span text:style-name="T1">PA5-SCK</text:span></text:p>
            <text:p text:style-name="P3"><text:span text:style-name="T1">PA4- SS</text:span></text:p>
          </draw:text-box>
        </draw:frame>
        <draw:custom-shape draw:style-name="gr5" draw:text-style-name="P2" draw:layer="layout" svg:width="3.556cm" svg:height="2.159cm" svg:x="3.794cm" svg:y="10.271cm">
          <text:p text:style-name="P1">DC/D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35cm" svg:y1="11.414cm" svg:x2="8.747cm" svg:y2="11.414cm">
          <text:p/>
        </draw:line>
        <draw:line draw:style-name="gr6" draw:text-style-name="P1" draw:layer="layout" svg:x1="2.143cm" svg:y1="11.414cm" svg:x2="3.794cm" svg:y2="11.414cm">
          <text:p/>
        </draw:line>
        <draw:frame draw:style-name="gr7" draw:text-style-name="P5" draw:layer="layout" svg:width="1.778cm" svg:height="0.962cm" svg:x="2.143cm" svg:y="10.271cm">
          <draw:text-box>
            <text:p>12V</text:p>
          </draw:text-box>
        </draw:frame>
        <draw:frame draw:style-name="gr8" draw:text-style-name="P5" draw:layer="layout" svg:width="1.397cm" svg:height="0.962cm" svg:x="7.477cm" svg:y="10.452cm">
          <draw:text-box>
            <text:p>5V</text:p>
          </draw:text-box>
        </draw:frame>
        <draw:custom-shape draw:style-name="gr9" draw:text-style-name="P2" draw:layer="layout" svg:width="3.429cm" svg:height="2.413cm" svg:x="2.778cm" svg:y="7.477cm">
          <text:p text:style-name="P1">4ch tou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429cm" svg:height="2.032cm" svg:x="2.778cm" svg:y="5.064cm">
          <text:p text:style-name="P1">3ch Te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6.207cm" svg:y1="6.08cm" svg:x2="8.874cm" svg:y2="6.08cm">
          <text:p/>
        </draw:line>
        <draw:line draw:style-name="gr11" draw:text-style-name="P6" draw:layer="layout" svg:x1="6.207cm" svg:y1="8.747cm" svg:x2="8.874cm" svg:y2="8.747cm">
          <text:p/>
        </draw:line>
        <draw:custom-shape draw:style-name="gr12" draw:text-style-name="P2" draw:layer="layout" svg:width="4.064cm" svg:height="2.159cm" svg:x="14.462cm" svg:y="5.318cm">
          <text:p text:style-name="P1">4digit di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064cm" svg:height="2.159cm" svg:x="14.462cm" svg:y="7.858cm">
          <text:p text:style-name="P1">1 S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064cm" svg:height="2.159cm" svg:x="14.462cm" svg:y="10.398cm">
          <text:p text:style-name="P1">2 re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12.303cm" svg:y1="6.334cm" svg:x2="14.462cm" svg:y2="6.334cm">
          <text:p/>
        </draw:line>
        <draw:line draw:style-name="gr11" draw:text-style-name="P6" draw:layer="layout" svg:x1="12.303cm" svg:y1="8.874cm" svg:x2="14.462cm" svg:y2="8.874cm">
          <text:p/>
        </draw:line>
        <draw:line draw:style-name="gr11" draw:text-style-name="P6" draw:layer="layout" svg:x1="12.303cm" svg:y1="11.414cm" svg:x2="14.589cm" svg:y2="11.414cm">
          <text:p/>
        </draw:line>
        <draw:custom-shape draw:style-name="gr9" draw:text-style-name="P2" draw:layer="layout" svg:width="3.429cm" svg:height="2.413cm" svg:x="2.651cm" svg:y="13.065cm">
          <text:p text:style-name="P1">IR R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6.08cm" svg:y1="14.335cm" svg:x2="8.874cm" svg:y2="14.335cm">
          <text:p/>
        </draw:line>
        <draw:custom-shape draw:style-name="gr13" draw:text-style-name="P2" xml:id="id1" draw:id="id1" draw:layer="layout" svg:width="4.064cm" svg:height="3.556cm" svg:x="14.589cm" svg:y="13.192cm">
          <text:p text:style-name="P1">IIC EEPROM<text:line-break/>display, <text:line-break/>key(ex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905cm" svg:height="1.397cm" svg:x="12.43cm" svg:y="12.938cm">
          <draw:text-box>
            <text:p text:style-name="P3"><text:span text:style-name="T1">IIC1:</text:span></text:p>
            <text:p text:style-name="P3"><text:span text:style-name="T1">PB6-SCL</text:span></text:p>
            <text:p text:style-name="P3"><text:span text:style-name="T1">PB7-SDA</text:span></text:p>
          </draw:text-box>
        </draw:frame>
        <draw:frame draw:style-name="gr14" draw:text-style-name="P4" draw:layer="layout" svg:width="2.921cm" svg:height="0.762cm" svg:x="6.334cm" svg:y="5.191cm">
          <draw:text-box>
            <text:p text:style-name="P3"><text:span text:style-name="T1">PA0,PA1,PB0</text:span></text:p>
          </draw:text-box>
        </draw:frame>
        <draw:frame draw:style-name="gr14" draw:text-style-name="P4" draw:layer="layout" svg:width="2.921cm" svg:height="0.762cm" svg:x="12.43cm" svg:y="5.318cm">
          <draw:text-box>
            <text:p text:style-name="P3"><text:span text:style-name="T1">PB8,PB9</text:span></text:p>
          </draw:text-box>
        </draw:frame>
        <draw:frame draw:style-name="gr14" draw:text-style-name="P4" draw:layer="layout" svg:width="2.921cm" svg:height="0.762cm" svg:x="12.43cm" svg:y="7.985cm">
          <draw:text-box>
            <text:p text:style-name="P3"><text:span text:style-name="T1">PA8</text:span></text:p>
          </draw:text-box>
        </draw:frame>
        <draw:frame draw:style-name="gr14" draw:text-style-name="P4" draw:layer="layout" svg:width="2.921cm" svg:height="0.762cm" svg:x="12.43cm" svg:y="10.525cm">
          <draw:text-box>
            <text:p text:style-name="P3"><text:span text:style-name="T1">PA9,PA10</text:span></text:p>
          </draw:text-box>
        </draw:frame>
        <draw:frame draw:style-name="gr14" draw:text-style-name="P4" draw:layer="layout" svg:width="2.921cm" svg:height="0.963cm" svg:x="6.461cm" svg:y="7.731cm">
          <draw:text-box>
            <text:p text:style-name="P3"><text:span text:style-name="T1">PA15,PB3,</text:span><text:span text:style-name="T1"><text:line-break/></text:span><text:span text:style-name="T1">PB4,PB5</text:span></text:p>
          </draw:text-box>
        </draw:frame>
        <draw:frame draw:style-name="gr14" draw:text-style-name="P4" draw:layer="layout" svg:width="2.921cm" svg:height="0.762cm" svg:x="6.334cm" svg:y="13.446cm">
          <draw:text-box>
            <text:p text:style-name="P3"><text:span text:style-name="T1">PB1</text:span></text:p>
          </draw:text-box>
        </draw:frame>
        <draw:custom-shape draw:style-name="gr12" draw:text-style-name="P2" draw:layer="layout" svg:width="4.064cm" svg:height="2.159cm" svg:x="8.366cm" svg:y="18.145cm">
          <text:p text:style-name="P1">RS48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525cm" svg:y1="16.494cm" svg:x2="10.525cm" svg:y2="18.145cm">
          <text:p/>
        </draw:line>
        <draw:frame draw:style-name="gr14" draw:text-style-name="P4" draw:layer="layout" svg:width="2.921cm" svg:height="0.762cm" svg:x="10.779cm" svg:y="17.002cm">
          <draw:text-box>
            <text:p text:style-name="P3"><text:span text:style-name="T1">PA2,PA3,PB12</text:span></text:p>
          </draw:text-box>
        </draw:frame>
        <draw:connector draw:style-name="gr15" draw:text-style-name="P6" draw:layer="layout" svg:x1="14.589cm" svg:y1="14.97cm" svg:x2="12.436cm" svg:y2="14.552cm" draw:start-shape="id1" draw:start-glue-point="3" svg:d="M14589 14970h-1327v-418h-826" svg:viewBox="0 0 2154 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09:38:00.112075600</meta:creation-date>
    <dc:date>2017-11-25T11:13:19.696499868</dc:date>
    <meta:editing-duration>PT3M16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